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98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9.6535in"/>
    </style:style>
    <style:style style:name="co7" style:family="table-column">
      <style:table-column-properties fo:break-before="auto" style:column-width="6.6618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1">
      <style:table-cell-properties fo:padding-bottom="0.0193in" fo:padding-left="0.0138in" fo:padding-right="0.0138in" fo:padding-top="0.0193in"/>
      <style:text-properties fo:language="pt" fo:country="BR"/>
    </style:style>
    <style:style style:name="ce2" style:family="table-cell" style:parent-style-name="Default" style:data-style-name="N1">
      <style:table-cell-properties fo:border-bottom="0.0138in solid #000000" fo:border-left="0.0138in solid #000000" fo:padding-bottom="0.0193in" fo:padding-left="0.0138in" fo:padding-right="0.0138in" fo:padding-top="0.0193in" fo:border-right="none" fo:border-top="0.0138in solid #000000"/>
      <style:text-properties fo:language="pt" fo:country="B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13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">
      <style:table-cell-properties fo:border-bottom="0.0138in solid #000000" fo:border-left="none" fo:padding-bottom="0.0193in" fo:padding-left="0.0138in" fo:padding-right="0.0138in" fo:padding-top="0.0193in" fo:border-right="none" fo:border-top="0.0138in solid #000000"/>
      <style:text-properties fo:language="pt" fo:country="BR"/>
    </style:style>
    <style:style style:name="ce7" style:family="table-cell" style:parent-style-name="Default">
      <style:table-cell-properties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</style:style>
    <style:style style:name="ce8" style:family="table-cell" style:parent-style-name="Default">
      <style:table-cell-properties style:text-align-source="value-type" style:repeat-content="false"/>
      <style:paragraph-properties fo:margin-left="0in"/>
    </style:style>
    <style:style style:name="ce9" style:family="table-cell" style:parent-style-name="Default" style:data-style-name="N1">
      <style:table-cell-properties fo:border-bottom="0.0138in solid #000000" fo:border-left="none" fo:padding-bottom="0.0193in" fo:padding-left="0.0138in" fo:padding-right="0.0138in" fo:padding-top="0.0193in" fo:border-right="0.0138in solid #000000" fo:border-top="0.0138in solid #000000"/>
      <style:text-properties fo:language="pt" fo:country="BR"/>
    </style:style>
    <style:style style:name="ce10" style:family="table-cell" style:parent-style-name="Default" style:data-style-name="N43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1019" table:default-cell-style-name="Default"/>
        <table:table-row table:style-name="ro2">
          <table:table-cell table:style-name="ce1" office:value-type="string">
            <text:p>Tabela GLPI_PROFILES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style-name="ce1" office:value-type="string">
            <text:p>Value: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style-name="ce1" office:value-type="string">
            <text:p>NULL: Desabilita Menu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style-name="ce1" office:value-type="string">
            <text:p>R: Apenas leitura dos campos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style-name="ce1" office:value-type="string">
            <text:p>W: Leitura e Escrita ds campos</text:p>
          </table:table-cell>
          <table:table-cell table:style-name="ce1" table:number-columns-repeated="7"/>
          <table:table-cell table:number-columns-repeated="1016"/>
        </table:table-row>
        <table:table-row table:style-name="ro2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6" table:number-columns-repeated="2"/>
          <table:table-cell table:style-name="ce9"/>
          <table:table-cell table:style-name="ce1" table:number-columns-repeated="4"/>
          <table:table-cell table:number-columns-repeated="1016"/>
        </table:table-row>
        <table:table-row table:style-name="ro5">
          <table:table-cell table:style-name="ce3" office:value-type="string" table:number-columns-spanned="4" table:number-rows-spanned="1">
            <text:p>PERFIL / GERENCIA / FERRAMENTAS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4" office:value-type="string">
            <text:p>Name Field Mysql</text:p>
          </table:table-cell>
          <table:table-cell table:style-name="ce4" office:value-type="string">
            <text:p>Name Field Form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Observações das Permissões</text:p>
          </table:table-cell>
          <table:table-cell table:number-columns-repeated="1020"/>
        </table:table-row>
        <table:table-row table:style-name="ro4">
          <table:table-cell office:value-type="string">
            <text:p>computer</text:p>
          </table:table-cell>
          <table:table-cell office:value-type="string">
            <text:p>Computadore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Computadores/Statu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Computadores/Statu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Computadores/Statu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etworking</text:p>
          </table:table-cell>
          <table:table-cell office:value-type="string">
            <text:p>Rede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Redes/Statu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Redes/Statu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Redes/Statu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sumable</text:p>
          </table:table-cell>
          <table:table-cell office:value-type="string">
            <text:p>Insumo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nsum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Insumo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Insum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monitor</text:p>
          </table:table-cell>
          <table:table-cell office:value-type="string">
            <text:p>Monitore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Monitor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Monitore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Monitore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/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  <table:table-cell office:value-type="string">
            <text:p>printers</text:p>
          </table:table-cell>
          <table:table-cell office:value-type="string">
            <text:p>Impressora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Impressoras</text:p>
          </table:table-cell>
        </table:table-row>
        <table:table-row table:style-name="ro4"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  <table:table-cell table:number-columns-repeated="3"/>
          <table:table-cell office:value-type="string">
            <text:p>R: Habilita menu Inventário &gt; Impressoras e Desabilita botão de deletar/atualizar/adicionar</text:p>
          </table:table-cell>
        </table:table-row>
        <table:table-row table:style-name="ro4"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  <table:table-cell table:number-columns-repeated="3"/>
          <table:table-cell office:value-type="string">
            <text:p>W: Habilita menu Inventário &gt; Impressoras e Habilita botão de deletar/atualizar/adicionar</text:p>
          </table:table-cell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hone</text:p>
          </table:table-cell>
          <table:table-cell office:value-type="string">
            <text:p>Telefone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Telefon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Telefone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Telefone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oftware</text:p>
          </table:table-cell>
          <table:table-cell office:value-type="string">
            <text:p>Software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Softwar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Software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Software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artridge</text:p>
          </table:table-cell>
          <table:table-cell office:value-type="string">
            <text:p>Cartucho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Cartuch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Cartucho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Cartuch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eripheral</text:p>
          </table:table-cell>
          <table:table-cell office:value-type="string">
            <text:p>Periféricos</text:p>
          </table:table-cell>
          <table:table-cell office:value-type="string">
            <text:p>NULL / r / w</text:p>
          </table:table-cell>
          <table:table-cell office:value-type="string">
            <text:p>Null: Desabilita menu Inventário &gt; Softwar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Inventário &gt; Software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Inventário &gt; Software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tact_enterprise</text:p>
          </table:table-cell>
          <table:table-cell office:value-type="string">
            <text:p>Contatos/Fornecedores</text:p>
          </table:table-cell>
          <table:table-cell office:value-type="string">
            <text:p>NULL / r / w</text:p>
          </table:table-cell>
          <table:table-cell office:value-type="string">
            <text:p>Null: Desabilita menu Gerencia &gt; Fornecedores e Gerencia &gt; Conta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Gerencia &gt; Fornecedores e Gerencia &gt; Contato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Gerencia &gt; Fornecedores e Gerencia &gt; Contat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nfocom</text:p>
          </table:table-cell>
          <table:table-cell office:value-type="string">
            <text:p>Informações comerciais</text:p>
          </table:table-cell>
          <table:table-cell office:value-type="string">
            <text:p>NULL / r / w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ocument</text:p>
          </table:table-cell>
          <table:table-cell office:value-type="string">
            <text:p>Documentos</text:p>
          </table:table-cell>
          <table:table-cell office:value-type="string">
            <text:p>NULL / r / w</text:p>
          </table:table-cell>
          <table:table-cell office:value-type="string">
            <text:p>Null: Desabilita menu Gerencia &gt; Documen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Gerencia &gt; Documentos <text:s/>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Gerencia &gt; Document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udget</text:p>
          </table:table-cell>
          <table:table-cell office:value-type="string">
            <text:p>Orçamentos</text:p>
          </table:table-cell>
          <table:table-cell office:value-type="string">
            <text:p>NULL / r / w</text:p>
          </table:table-cell>
          <table:table-cell office:value-type="string">
            <text:p>Null: Desabilita menu Gerencia &gt; Orçamen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Gerencia &gt; Orçamento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Gerencia &gt; Orçament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tract</text:p>
          </table:table-cell>
          <table:table-cell office:value-type="string">
            <text:p>Contratos</text:p>
          </table:table-cell>
          <table:table-cell office:value-type="string">
            <text:p>NULL / r / w</text:p>
          </table:table-cell>
          <table:table-cell office:value-type="string">
            <text:p>Null: Desabilita menu Gerencia &gt; Contra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Gerencia &gt; Contratos e Des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Gerencia &gt; Contrat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otes</text:p>
          </table:table-cell>
          <table:table-cell office:value-type="string">
            <text:p>Notas</text:p>
          </table:table-cell>
          <table:table-cell office:value-type="string">
            <text:p>NULL / r / w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reminder_public</text:p>
          </table:table-cell>
          <table:table-cell office:value-type="string">
            <text:p>Notas/Anotações Publicas</text:p>
          </table:table-cell>
          <table:table-cell office:value-type="string">
            <text:p>NULL / r / w</text:p>
          </table:table-cell>
          <table:table-cell office:value-type="string">
            <text:p>Null: Desabilita menu Ferramentas &gt; Notas item <text:s/>Anotações Publica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Ferramentas &gt; <text:s/>Notas item <text:s/>Anotações Publicas para leitur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Ferramentas &gt; <text:s/>Notas item <text:s/>Anotações Publicas para leitura e escrita 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ookmark_public</text:p>
          </table:table-cell>
          <table:table-cell office:value-type="string">
            <text:p>Notas/Anotações Publicas</text:p>
          </table:table-cell>
          <table:table-cell office:value-type="string">
            <text:p>NULL / r / w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faq</text:p>
          </table:table-cell>
          <table:table-cell office:value-type="string">
            <text:p>FAQ</text:p>
          </table:table-cell>
          <table:table-cell office:value-type="string">
            <text:p>NULL / r / w</text:p>
          </table:table-cell>
          <table:table-cell office:value-type="string">
            <text:p>Null: Desabilita menu Ferramentas &gt; Knowledge bas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Ferramentas &gt; <text:s/>Knowledge bas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Ferramentas &gt; <text:s/>Knowledge bases <text:s/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knowbases</text:p>
          </table:table-cell>
          <table:table-cell office:value-type="string">
            <text:p>Base de conhecimento</text:p>
          </table:table-cell>
          <table:table-cell office:value-type="string">
            <text:p>NuLL / r / w</text:p>
          </table:table-cell>
          <table:table-cell office:value-type="string">
            <text:p>Null: Desabilita menu Ferramentas &gt; Knowledge bas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Ferramentas &gt; <text:s/>Knowledge bas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Ferramentas &gt; <text:s/>Knowledge bases <text:s/>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ocsng</text:p>
          </table:table-cell>
          <table:table-cell office:value-type="string">
            <text:p>OCS-NG</text:p>
          </table:table-cell>
          <table:table-cell office:value-type="string">
            <text:p>NuLL / w</text:p>
          </table:table-cell>
          <table:table-cell office:value-type="string">
            <text:p>Null: Desabilita menu Ferramentas &gt; OCSNG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Ferramentas &gt; <text:s/>OCSNG Habilita permissão para sincronizar/importar/linkar/limpar equipamentos da base entre GLPI e OCSNG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view_ocsng</text:p>
          </table:table-cell>
          <table:table-cell office:value-type="string">
            <text:p>Ver informações do OCS-NG</text:p>
          </table:table-cell>
          <table:table-cell office:value-type="string">
            <text:p>NuLL / w</text:p>
          </table:table-cell>
          <table:table-cell office:value-type="string">
            <text:p>Null: Desabilita menu Inventário &gt; Computadores &gt; Campo de ultima atualização e quais dados importados OC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<text:s/>Inventário &gt; Computadores &gt; Campo de ultima atualização e quais dados importados OCS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sync_ocsng</text:p>
          </table:table-cell>
          <table:table-cell office:value-type="string">
            <text:p>Sincronizar OCS-NG Manualmente</text:p>
          </table:table-cell>
          <table:table-cell office:value-type="string">
            <text:p>NuLL / w</text:p>
          </table:table-cell>
          <table:table-cell office:value-type="string">
            <text:p>Null: Desabilita menu Inventário &gt; Computadores &gt; botão <text:s/>de sincronização manual do host especific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<text:s/>Inventário &gt; Computadores &gt; botão <text:s/>de sincronização manual do host especific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servation_helpdesk</text:p>
          </table:table-cell>
          <table:table-cell office:value-type="string">
            <text:p>Empréstimo</text:p>
          </table:table-cell>
          <table:table-cell office:value-type="string">
            <text:p>0 / 1</text:p>
          </table:table-cell>
          <table:table-cell table:style-name="ce10" office:value-type="string">
            <text:p>0: Desabilita menu Ferramentas &gt; Emprestimo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10" office:value-type="string">
            <text:p>1: Habilita menu Ferramentas &gt; Emprestim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eports</text:p>
          </table:table-cell>
          <table:table-cell office:value-type="string">
            <text:p>Relatorios</text:p>
          </table:table-cell>
          <table:table-cell office:value-type="string">
            <text:p>NuLL / r </text:p>
          </table:table-cell>
          <table:table-cell office:value-type="string">
            <text:p>Null: Desabilita menu Ferramentas &gt; Relatori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Ferramentas &gt; <text:s/>Relatorios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4" table:number-rows-spanned="1">
            <text:p>ADMINISTRAÇÃO / CONFIGURAR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Usuários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Usuários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Usuário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group</text:p>
          </table:table-cell>
          <table:table-cell office:value-type="string">
            <text:p>Grupos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Grupos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Grupos 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Grupo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user_authtype</text:p>
          </table:table-cell>
          <table:table-cell office:value-type="string">
            <text:p>Método de autenciação e sincroni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Usuários &gt; Aba “Sincronização”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Usuários &gt; Habilita campo Autenticação pra leitura no formulário do usuár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Usuário &gt; Habilita Aba “Sincronização” e Campo Autenticação pra leitura no formulário do usuário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entity</text:p>
          </table:table-cell>
          <table:table-cell office:value-type="string">
            <text:p>Entidades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Entidad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Entidad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Entidades e Habilita botão de deletar/atualizar/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transfer</text:p>
          </table:table-cell>
          <table:table-cell office:value-type="string">
            <text:p>Transferencia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Transferenci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Transferencia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Transferencia e Habilita botão de adiciona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profile</text:p>
          </table:table-cell>
          <table:table-cell office:value-type="string">
            <text:p>Perfil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Perfi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Perfi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Perfis e Habilita botão de deletar/atualizar/adiciona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backup</text:p>
          </table:table-cell>
          <table:table-cell office:value-type="string">
            <text:p>Manutenção</text:p>
          </table:table-cell>
          <table:table-cell office:value-type="string">
            <text:p>NuLL / w</text:p>
          </table:table-cell>
          <table:table-cell office:value-type="string">
            <text:p>Null: Desabilita menu Administração &gt; Manutençã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Manutenção 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logs</text:p>
          </table:table-cell>
          <table:table-cell office:value-type="string">
            <text:p>Logs</text:p>
          </table:table-cell>
          <table:table-cell office:value-type="string">
            <text:p>NULL / r</text:p>
          </table:table-cell>
          <table:table-cell office:value-type="string">
            <text:p>Null: Desabilita menu Administração &gt; Log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Log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mport_externalauth_users</text:p>
          </table:table-cell>
          <table:table-cell office:value-type="string">
            <text:p>Adicionando usuários fonte externa</text:p>
          </table:table-cell>
          <table:table-cell office:value-type="string">
            <text:p>NULL / r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rule_ldap</text:p>
          </table:table-cell>
          <table:table-cell office:value-type="string">
            <text:p>Associação de regras para entidades e direitos</text:p>
          </table:table-cell>
          <table:table-cell table:style-name="ce8" office:value-type="string">
            <text:p>NULL / w / r</text:p>
          </table:table-cell>
          <table:table-cell office:value-type="string">
            <text:p>Null: Desabilita menu Administração &gt; Regra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Regras &gt; Associação de regras para entidades e direi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Regras &gt; Associação de regras para entidades e direitos: Habilita botão de adiciona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ule_ocs</text:p>
          </table:table-cell>
          <table:table-cell office:value-type="string">
            <text:p>Rules for assigning a computer to an entity</text:p>
          </table:table-cell>
          <table:table-cell table:style-name="ce8" office:value-type="string">
            <text:p>NULL / w / r</text:p>
          </table:table-cell>
          <table:table-cell office:value-type="string">
            <text:p>Null: Desabilita menu Administração &gt; Regra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Regras &gt; Rules for assigning a computer to an entity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Regras &gt; Rules for assigning a computer to an entity: Habilita botão de adiciona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ule_softwarecategories</text:p>
          </table:table-cell>
          <table:table-cell office:value-type="string">
            <text:p>Regras atribuidas a uma classe de software</text:p>
          </table:table-cell>
          <table:table-cell table:style-name="ce8" office:value-type="string">
            <text:p>NULL / w / r</text:p>
          </table:table-cell>
          <table:table-cell office:value-type="string">
            <text:p>Null: Desabilita menu Administração &gt; Regra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Regras &gt; Rules for assigning a computer to an entity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Regras &gt; Rules for assigning a computer to an entity: Habilita botão de adiciona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ules_mailcollector</text:p>
          </table:table-cell>
          <table:table-cell office:value-type="string">
            <text:p>Regras para atribuição de ticket receptor email</text:p>
          </table:table-cell>
          <table:table-cell table:style-name="ce8" office:value-type="string">
            <text:p>NULL / w / 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rules_ticket</text:p>
          </table:table-cell>
          <table:table-cell office:value-type="string">
            <text:p>Business rules for ticket</text:p>
          </table:table-cell>
          <table:table-cell office:value-type="string">
            <text:p>NULL / r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entity_rules_ticket</text:p>
          </table:table-cell>
          <table:table-cell office:value-type="string">
            <text:p>Business rules for ticket (Entidade)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Regra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Regras &gt; Business rules for ticket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Regras &gt; Business rules for tickets: Habilita botão de adiciona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ule_dictionnary_dropdown</text:p>
          </table:table-cell>
          <table:table-cell office:value-type="string">
            <text:p>Dicionário de dropdown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Dicionár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Dicionário : Habilita itens de Dicionári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Dicionário : Habilita Itens de Dicionários e botão 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ule_dictionnary_software</text:p>
          </table:table-cell>
          <table:table-cell office:value-type="string">
            <text:p>Dicionário de Software</text:p>
          </table:table-cell>
          <table:table-cell office:value-type="string">
            <text:p>NULL / r / w</text:p>
          </table:table-cell>
          <table:table-cell office:value-type="string">
            <text:p>Null: Desabilita menu Administração &gt; Dicionár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Administração &gt; Dicionário : Habilita apenas o item de Dicionário de Softwar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Administração &gt; Dicionário : Habilita apenas o Item de Dicionário de Software e botão adicionar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onfig</text:p>
          </table:table-cell>
          <table:table-cell office:value-type="string">
            <text:p>Configurar</text:p>
          </table:table-cell>
          <table:table-cell office:value-type="string">
            <text:p>NuLL / w</text:p>
          </table:table-cell>
          <table:table-cell office:value-type="string">
            <text:p>Null: Desabilita menu Configur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Configurar &gt; Notificações/Geral/Automatc actions/Auteticação/Gateway de email/Modo OCS-NG/Plugins 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devices</text:p>
          </table:table-cell>
          <table:table-cell office:value-type="string">
            <text:p>Componentes</text:p>
          </table:table-cell>
          <table:table-cell office:value-type="string">
            <text:p>NuLL / w</text:p>
          </table:table-cell>
          <table:table-cell office:value-type="string">
            <text:p>Null: Desabilita menu Configura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Configurar &gt; Componente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otification</text:p>
          </table:table-cell>
          <table:table-cell office:value-type="string">
            <text:p>Notificações</text:p>
          </table:table-cell>
          <table:table-cell office:value-type="string">
            <text:p>NuLL / w</text:p>
          </table:table-cell>
          <table:table-cell office:value-type="string">
            <text:p>Null: Desabilita menu Configurar &gt; Notificaçõ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Configurar &gt; Notificações &gt; Item Notificaçõe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Configurar &gt; Dicionário <text:s/>Item Notificações : botão adicionar / atualizar / remove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link</text:p>
          </table:table-cell>
          <table:table-cell office:value-type="string">
            <text:p>NuLL / w</text:p>
          </table:table-cell>
          <table:table-cell office:value-type="string">
            <text:p>Null: Desabilita menu Configurar &gt; Links extern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: Habilita menu Configurar &gt; Links extern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W: Habilita menu Configurar &gt; Links externos : Habilita botão adicionar / atualizar / remover e checkbox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6">
          <table:table-cell table:style-name="ce3" office:value-type="string" table:number-columns-spanned="4" table:number-rows-spanned="1">
            <text:p>Assistência</text:p>
          </table:table-cell>
          <table:covered-table-cell table:number-columns-repeated="3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create_ticket</text:p>
          </table:table-cell>
          <table:table-cell office:value-type="string">
            <text:p>Criar um chamado</text:p>
          </table:table-cell>
          <table:table-cell office:value-type="string">
            <text:p>0 / 1</text:p>
          </table:table-cell>
          <table:table-cell office:value-type="string">
            <text:p>0: Desabilita menu Assistencia &gt; Ticket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1: Habilita menu Assistencia &gt; Ticke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how_planning</text:p>
          </table:table-cell>
          <table:table-cell office:value-type="string">
            <text:p>Ver Planejamento Pessoal</text:p>
          </table:table-cell>
          <table:table-cell office:value-type="string">
            <text:p>0 / 1</text:p>
          </table:table-cell>
          <table:table-cell office:value-type="string">
            <text:p>0: Desabilita menu Assistencia &gt; Planejamen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1: Habilita menu Assistencia &gt; Planejamentos “Para ver apenas planejamentos pessoais”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how_group_planning</text:p>
          </table:table-cell>
          <table:table-cell office:value-type="string">
            <text:p>Ver Planejamento Pessoal</text:p>
          </table:table-cell>
          <table:table-cell office:value-type="string">
            <text:p>0 / 1</text:p>
          </table:table-cell>
          <table:table-cell office:value-type="string">
            <text:p>0: Desabilita menu Assistencia &gt; Planejamen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1: Habilita menu Assistencia &gt; Planejamentos “Para ver apenas planejamentos de group – mas só habilita se show_planning também estiver habiltado”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how_all_planning</text:p>
          </table:table-cell>
          <table:table-cell office:value-type="string">
            <text:p>Ver Planejamento Pessoal</text:p>
          </table:table-cell>
          <table:table-cell office:value-type="string">
            <text:p>0 / 1</text:p>
          </table:table-cell>
          <table:table-cell office:value-type="string">
            <text:p>0: Desabilita menu Assistencia &gt; Planejamento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1: Habilita menu Assistencia &gt; Planejamentos “Para ver planejamentos de todos”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statistic</text:p>
          </table:table-cell>
          <table:table-cell office:value-type="string">
            <text:p>Estatisticas</text:p>
          </table:table-cell>
          <table:table-cell office:value-type="string">
            <text:p>0 / 1</text:p>
          </table:table-cell>
          <table:table-cell office:value-type="string">
            <text:p>0: Desabilita menu Assistencia &gt; Estatísticas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1: Habilita menu Assistencia &gt; Estatísticas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3">03/23/2011</text:date>, <text:time>17:2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icardo Gomes</meta:initial-creator>
    <meta:creation-date>2011-03-21T14:02:42</meta:creation-date>
    <dc:date>2011-03-23T17:28:23</dc:date>
    <dc:creator>Ricardo Gomes</dc:creator>
    <meta:editing-duration>PT26H50M08S</meta:editing-duration>
    <meta:editing-cycles>7</meta:editing-cycles>
    <meta:generator>OpenOffice.org/3.2$Unix OpenOffice.org_project/320m19$Build-9505</meta:generator>
    <meta:document-statistic meta:table-count="3" meta:cell-count="1808" meta:object-count="0"/>
  </office:meta>
</office:document-meta>
</file>